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2pt" fo:language="en" fo:country="US" style:font-size-asian="12pt" style:font-size-complex="12pt"/>
    </style:style>
    <style:style style:name="P2" style:family="paragraph" style:parent-style-name="Standard">
      <style:text-properties style:font-name="Courier New" fo:font-size="10pt" fo:language="en" fo:country="US" style:font-size-asian="10pt" style:font-size-complex="10pt"/>
    </style:style>
    <style:style style:name="P3" style:family="paragraph" style:parent-style-name="Standard">
      <style:paragraph-properties fo:text-align="justify" style:justify-single-word="false"/>
      <style:text-properties style:font-name="Courier New" fo:font-size="10pt" fo:language="en" fo:country="US" fo:font-style="italic" style:font-size-asian="10pt" style:font-style-asian="italic" style:font-size-complex="10pt" style:font-style-complex="italic"/>
    </style:style>
    <style:style style:name="P4" style:family="paragraph" style:parent-style-name="Standard">
      <style:paragraph-properties fo:text-align="justify" style:justify-single-word="false"/>
      <style:text-properties style:font-name="Courier New" fo:font-size="10pt" fo:language="ru" fo:country="RU" fo:font-style="italic" style:font-size-asian="10pt" style:font-style-asian="italic" style:font-size-complex="10pt" style:font-style-complex="italic"/>
    </style:style>
    <style:style style:name="P5" style:family="paragraph" style:parent-style-name="Standard">
      <style:paragraph-properties fo:text-align="justify" style:justify-single-word="false"/>
      <style:text-properties style:font-name="Courier New" fo:font-size="12pt" fo:language="ru" fo:country="RU" style:font-size-asian="12pt" style:font-size-complex="12pt"/>
    </style:style>
    <style:style style:name="P6" style:family="paragraph" style:parent-style-name="Standard">
      <style:text-properties fo:font-size="16pt" fo:language="en" fo:country="US" style:font-size-asian="16pt" style:font-size-complex="16pt"/>
    </style:style>
    <style:style style:name="P7" style:family="paragraph" style:parent-style-name="Standard">
      <style:text-properties style:font-name="Times New Roman" fo:font-size="12pt" fo:language="en" fo:country="US" style:font-size-asian="12pt" style:font-size-complex="12pt"/>
    </style:style>
    <style:style style:name="P8" style:family="paragraph" style:parent-style-name="Standard">
      <style:paragraph-properties fo:text-align="justify" style:justify-single-word="false"/>
      <style:text-properties style:font-name="Times New Roman" fo:font-size="12pt" fo:language="ru" fo:country="RU" style:font-size-asian="12pt" style:font-size-complex="12pt"/>
    </style:style>
    <style:style style:name="P9" style:family="paragraph" style:parent-style-name="Standard">
      <style:text-properties fo:font-size="12pt" fo:language="ru" fo:country="RU" style:font-size-asian="12pt" style:font-size-complex="12pt"/>
    </style:style>
    <style:style style:name="P10" style:family="paragraph" style:parent-style-name="Standard">
      <style:paragraph-properties fo:text-align="justify" style:justify-single-word="false"/>
      <style:text-properties fo:font-size="12pt" fo:language="ru" fo:country="RU" style:font-size-asian="12pt" style:font-size-complex="12pt"/>
    </style:style>
    <style:style style:name="P11" style:family="paragraph" style:parent-style-name="Standard">
      <style:text-properties fo:font-size="12pt" fo:language="en" fo:country="US" style:font-size-asian="12pt" style:font-size-complex="12pt"/>
    </style:style>
    <style:style style:name="P12" style:family="paragraph" style:parent-style-name="Standard">
      <style:paragraph-properties fo:text-align="justify" style:justify-single-word="false"/>
      <style:text-properties fo:font-size="12pt" fo:language="en" fo:country="US" style:font-size-asian="12pt" style:font-size-complex="12pt"/>
    </style:style>
    <style:style style:name="P13" style:family="paragraph" style:parent-style-name="Standard">
      <style:text-properties fo:font-size="12pt" style:font-size-asian="12pt" style:font-size-complex="12pt"/>
    </style:style>
    <style:style style:name="P14" style:family="paragraph" style:parent-style-name="Standard">
      <style:paragraph-properties fo:text-align="justify" style:justify-single-word="false"/>
      <style:text-properties fo:font-size="12pt" style:font-size-asian="12pt" style:font-size-complex="12pt"/>
    </style:style>
    <style:style style:name="P15" style:family="paragraph" style:parent-style-name="Standard">
      <style:text-properties fo:font-size="16pt" fo:language="en" fo:country="US" fo:font-weight="bold" style:font-size-asian="16pt" style:font-weight-asian="bold" style:font-size-complex="16pt" style:font-weight-complex="bold"/>
    </style:style>
    <style:style style:name="P16" style:family="paragraph" style:parent-style-name="Standard">
      <style:text-properties style:font-name="Times New Roman" fo:font-size="12pt" fo:language="en" fo:country="US" fo:font-weight="normal" style:font-size-asian="12pt" style:font-weight-asian="normal" style:font-size-complex="12pt" style:font-weight-complex="normal"/>
    </style:style>
    <style:style style:name="P17" style:family="paragraph" style:parent-style-name="Standard">
      <style:text-properties style:font-name="Times New Roman" fo:font-size="12pt" fo:language="en" fo:country="US" style:font-size-asian="12pt" style:font-size-complex="12pt"/>
    </style:style>
    <style:style style:name="P18" style:family="paragraph" style:parent-style-name="Standard">
      <style:text-properties style:font-name="Times New Roman" fo:font-size="12pt" fo:language="en" fo:country="US" fo:font-weight="bold" style:font-size-asian="12pt" style:font-weight-asian="bold" style:font-size-complex="12pt" style:font-weight-complex="bold"/>
    </style:style>
    <style:style style:name="P19" style:family="paragraph" style:parent-style-name="Standard">
      <style:text-properties style:font-name="Times New Roman" fo:font-size="12pt" fo:language="ru" fo:country="RU" style:font-size-asian="12pt" style:font-size-complex="12pt"/>
    </style:style>
    <style:style style:name="P20" style:family="paragraph" style:parent-style-name="Standard">
      <style:text-properties style:font-name="Courier New" fo:font-size="10pt" fo:language="en" fo:country="US" style:font-size-asian="10pt" style:font-size-complex="10pt"/>
    </style:style>
    <style:style style:name="P21" style:family="paragraph" style:parent-style-name="Standard">
      <style:paragraph-properties fo:text-align="justify" style:justify-single-word="false"/>
      <style:text-properties style:font-name="Courier New" fo:font-size="10pt" style:font-size-asian="10pt" style:font-size-complex="10pt"/>
    </style:style>
    <style:style style:name="P22" style:family="paragraph" style:parent-style-name="Standard">
      <style:paragraph-properties fo:text-align="justify" style:justify-single-word="false"/>
      <style:text-properties style:font-name="Courier New" fo:font-size="10pt" fo:language="ru" fo:country="RU" style:font-size-asian="10pt" style:font-size-complex="10pt"/>
    </style:style>
    <style:style style:name="P23" style:family="paragraph" style:parent-style-name="Standard">
      <style:paragraph-properties fo:text-align="justify" style:justify-single-word="false"/>
      <style:text-properties style:font-name="Courier New" fo:font-size="12pt" fo:language="ru" fo:country="RU" style:font-size-asian="12pt" style:font-size-complex="12pt"/>
    </style:style>
    <style:style style:name="P24" style:family="paragraph" style:parent-style-name="Standard">
      <style:text-properties fo:font-size="14pt" fo:language="en" fo:country="US" style:font-size-asian="14pt" style:font-size-complex="14pt"/>
    </style:style>
    <style:style style:name="P25" style:family="paragraph" style:parent-style-name="Standard"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P26" style:family="paragraph" style:parent-style-name="Standard">
      <style:paragraph-properties fo:text-align="justify" style:justify-single-word="false"/>
      <style:text-properties fo:font-size="14pt" fo:language="ru" fo:country="RU" style:font-size-asian="14pt" style:font-size-complex="14pt"/>
    </style:style>
    <style:style style:name="P27" style:family="paragraph" style:parent-style-name="Standard">
      <style:text-properties fo:font-size="20pt" fo:language="en" fo:country="US" style:font-size-asian="20pt" style:font-size-complex="20pt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style="italic" style:font-style-asian="italic" style:font-style-complex="italic"/>
    </style:style>
    <style:style style:name="T3" style:family="text">
      <style:text-properties fo:language="en" fo:country="US"/>
    </style:style>
    <style:style style:name="T4" style:family="text">
      <style:text-properties fo:language="en" fo:country="US"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ize="12pt" fo:language="en" fo:country="US" style:font-size-asian="12pt" style:font-size-complex="12pt"/>
    </style:style>
    <style:style style:name="T11" style:family="text">
      <style:text-properties fo:font-size="14pt" fo:font-weight="bold" style:font-size-asian="14pt" style:font-weight-asian="bold" style:font-size-complex="14pt" style:font-weight-complex="bold"/>
    </style:style>
    <style:style style:name="T12" style:family="text">
      <style:text-properties style:font-name="Times New Roman" fo:font-size="12pt" fo:language="en" fo:country="US" style:font-size-asian="12pt" style:font-size-complex="12pt"/>
    </style:style>
    <style:style style:name="T13" style:family="text">
      <style:text-properties style:font-name="Times New Roman" fo:language="ru" fo:country="RU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<text:span text:style-name="T8">ARR</text:span> v1.0</text:p>
      <text:p text:style-name="P5"/>
      <text:p text:style-name="P4"><text:tab/><text:span text:style-name="T3">by </text:span><text:span text:style-name="T4">digi_cs</text:span><text:span text:style-name="T3"> Sep-Nov 2024<text:tab/><text:tab/><text:tab/><text:tab/><text:tab/><text:tab/>cosmogen@gmail.com</text:span></text:p>
      <text:p text:style-name="P3"/>
      <text:p text:style-name="P8"><text:tab/>Данная <text:s text:c="2"/>библиотека <text:s text:c="2"/>предоставляет <text:s/>базовый функционал для работы с массивами в <text:tab/><text:span text:style-name="T3">AWK.</text:span></text:p>
      <text:p text:style-name="P13"/>
      <text:p text:style-name="P25">USE</text:p>
      <text:p text:style-name="P1"/>
      <text:p text:style-name="P1"><text:tab/><text:span text:style-name="T13">Для использования выполните:</text:span></text:p>
      <text:p text:style-name="P5"/>
      <text:p text:style-name="P22"><text:tab/><text:tab/><text:span text:style-name="T3">@include<text:tab/></text:span>“<text:span text:style-name="T3">arr.lib</text:span>”</text:p>
      <text:p text:style-name="P5"/>
      <text:p text:style-name="P19"><text:tab/>Библиотека не имеет особых требование реализов</text:p>
      <text:p text:style-name="P1"/>
      <text:p text:style-name="P1"/>
      <text:p text:style-name="P1"/>
      <text:p text:style-name="P1"/>
      <text:p text:style-name="P25">METHODS</text:p>
      <text:p text:style-name="P1"/>
      <text:p text:style-name="P1"/>
      <text:p text:style-name="P25">mov</text:p>
      <text:p text:style-name="P1"/>
      <text:p text:style-name="P1"><text:tab/><text:span text:style-name="T1">чистое копирование данных</text:span></text:p>
      <text:p text:style-name="P9"/>
      <text:p text:style-name="P25">def</text:p>
      <text:p text:style-name="P1"/>
      <text:p text:style-name="P1"><text:tab/><text:span text:style-name="T1"> очистка таргета</text:span></text:p>
      <text:p text:style-name="P1"><text:span text:style-name="T1"/></text:p>
      <text:p text:style-name="P1"><text:span text:style-name="T1"><text:tab/>копирование данных в таргет</text:span></text:p>
      <text:p text:style-name="P9"/>
      <text:p text:style-name="P25">let</text:p>
      <text:p text:style-name="P1"><text:tab/><text:span text:style-name="T1">копирование только <text:s/>тех данных которых нет в таргете</text:span></text:p>
      <text:p text:style-name="P1"/>
      <text:p text:style-name="P1"/>
      <text:p text:style-name="P25">del</text:p>
      <text:p text:style-name="P1"/>
      <text:p text:style-name="P1"><text:tab/><text:span text:style-name="T1">удаление таргета</text:span></text:p>
      <text:p text:style-name="P9"/>
      <text:p text:style-name="P25">ret</text:p>
      <text:p text:style-name="P1"/>
      <text:p text:style-name="P1"><text:tab/><text:span text:style-name="T1">операции по объединению элементов массива(ов) <text:s/>в строку</text:span></text:p>
      <text:p text:style-name="P1"/>
      <text:p text:style-name="P25">arr</text:p>
      <text:p text:style-name="P1"/>
      <text:p text:style-name="P1"><text:tab/><text:span text:style-name="T1">общие функции связанные с массивами</text:span></text:p>
      <text:p text:style-name="P9"/>
      <text:p text:style-name="P25"><text:soft-page-break/>dump</text:p>
      <text:p text:style-name="P1"/>
      <text:p text:style-name="P1"><text:tab/><text:span text:style-name="T1">операции визуализации массивов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5">FUNCTIONS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4"><text:span text:style-name="T8">aa</text:span>( D, S )</text:p>
      <text:p text:style-name="P1"/>
      <text:p text:style-name="P1"><text:tab/>D &lt;= S</text:p>
      <text:p text:style-name="P1"/>
      <text:p text:style-name="P1"><text:tab/><text:span text:style-name="T1">копирование массива </text:span>S <text:span text:style-name="T1">в массив D</text:span></text:p>
      <text:p text:style-name="P9"/>
      <text:p text:style-name="P24"><text:span text:style-name="T8">iav</text:span>( i, A, V )</text:p>
      <text:p text:style-name="P1"/>
      <text:p text:style-name="P1"><text:tab/>A[ i ] <text:s/>&lt;= V</text:p>
      <text:p text:style-name="P1"/>
      <text:p text:style-name="P1"><text:tab/><text:span text:style-name="T1">копирование параметра </text:span>V <text:span text:style-name="T1">в </text:span>A[ i ]</text:p>
      <text:p text:style-name="P1"/>
      <text:p text:style-name="P24"><text:span text:style-name="T8">iai</text:span>( d, A, s )</text:p>
      <text:p text:style-name="P1"/>
      <text:p text:style-name="P1"><text:tab/>A[ d ] &lt;= A[ s ]</text:p>
      <text:p text:style-name="P1"/>
      <text:p text:style-name="P1"><text:tab/><text:span text:style-name="T1">копирование </text:span>A[ s ] <text:span text:style-name="T1">в</text:span> A[ d ]</text:p>
      <text:p text:style-name="P1"/>
      <text:p text:style-name="P24"><text:span text:style-name="T8">aia</text:span>( D, i, S )</text:p>
      <text:p text:style-name="P1"/>
      <text:p text:style-name="P1"><text:tab/>D[ i ] &lt;= S[ i ]</text:p>
      <text:p text:style-name="P1"/>
      <text:p text:style-name="P24"><text:soft-page-break/><text:span text:style-name="T8">iaia</text:span>( d, D, s, S )</text:p>
      <text:p text:style-name="P1"/>
      <text:p text:style-name="P1"><text:tab/>D[ d ] &lt;= S[ s ]</text:p>
      <text:p text:style-name="P1"/>
      <text:p text:style-name="P1"/>
      <text:p text:style-name="P24"><text:span text:style-name="T8">ret</text:span>::</text:p>
      <text:p text:style-name="P1"/>
      <text:p text:style-name="P24"><text:span text:style-name="T8"><text:tab/>a</text:span>( d, D, s, S )</text:p>
      <text:p text:style-name="P1"/>
      <text:p text:style-name="P1"><text:tab/><text:tab/>D[ d ] &lt;= S[ s ]</text:p>
      <text:p text:style-name="P1"/>
      <text:p text:style-name="P24"><text:span text:style-name="T8"><text:tab/>as</text:span>( d, D, s, S )</text:p>
      <text:p text:style-name="P1"/>
      <text:p text:style-name="P1"><text:tab/><text:tab/>D[ d ] &lt;= S[ s ]</text:p>
      <text:p text:style-name="P1"/>
      <text:p text:style-name="P1"/>
      <text:p text:style-name="P24"><text:span text:style-name="T8"><text:tab/>ad</text:span>( d, D, s, S )</text:p>
      <text:p text:style-name="P1"/>
      <text:p text:style-name="P1"><text:tab/><text:tab/>D[ d ] &lt;= S[ s ]</text:p>
      <text:p text:style-name="P1"/>
      <text:p text:style-name="P1"/>
      <text:p text:style-name="P24"><text:span text:style-name="T8"><text:tab/>ab</text:span>( d, D, s, S )</text:p>
      <text:p text:style-name="P1"/>
      <text:p text:style-name="P1"><text:tab/><text:tab/>D[ d ] &lt;= S[ s ]</text:p>
      <text:p text:style-name="P1"/>
      <text:p text:style-name="P1"/>
      <text:p text:style-name="P24"><text:span text:style-name="T8"><text:tab/>abs</text:span>( d, D, s, S )</text:p>
      <text:p text:style-name="P1"/>
      <text:p text:style-name="P1"><text:tab/><text:tab/>D[ d ] &lt;= S[ s ]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5">FUNCSET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6"/>
      <text:p text:style-name="P6"><text:span text:style-name="T8">def</text:span><text:span text:style-name="T5">::</text:span><text:span text:style-name="T8">ia</text:span><text:span text:style-name="T5">( </text:span><text:span text:style-name="T7">i</text:span><text:span text:style-name="T5">, <text:s/></text:span><text:span text:style-name="T7">A</text:span><text:span text:style-name="T5"> )</text:span></text:p>
      <text:p text:style-name="P1"/>
      <text:p text:style-name="P1"><text:tab/>Define <text:span text:style-name="T6">A</text:span>[ <text:span text:style-name="T6">i</text:span> ] as the empty subarray.</text:p>
      <text:p text:style-name="P1"/>
      <text:p text:style-name="P1"><text:tab/>Returns <text:span text:style-name="T6">i</text:span><text:span text:style-name="T9">.</text:span></text:p>
      <text:p text:style-name="P1"/>
      <text:p text:style-name="P2"><text:tab/>example:</text:p>
      <text:p text:style-name="P2"/>
      <text:p text:style-name="P2"><text:tab/><text:tab/>… patsplit( ..., <text:span text:style-name="T6">A</text:span>[ <text:span text:style-name="T8">def</text:span><text:span text:style-name="T5">::</text:span><text:span text:style-name="T8">a</text:span>( <text:span text:style-name="T6">“A”</text:span>, <text:span text:style-name="T6">A</text:span> ) ], …, <text:span text:style-name="T6">A</text:span>[ <text:span text:style-name="T8">def</text:span>::<text:span text:style-name="T8">a</text:span>( <text:span text:style-name="T6">“B”</text:span>, <text:span text:style-name="T6">A</text:span> ) ] ) ...</text:p>
      <text:p text:style-name="P2"/>
      <text:p text:style-name="P7"><text:tab/><text:tab/>patsplit will be targeted to arrays: A[ “A” ] and A[ “B” ]</text:p>
      <text:p text:style-name="P7"/>
      <text:p text:style-name="P6"><text:span text:style-name="T8">let</text:span><text:span text:style-name="T5">::</text:span><text:span text:style-name="T8">ia</text:span><text:span text:style-name="T5">( </text:span><text:span text:style-name="T7">i</text:span><text:span text:style-name="T5">, <text:s/></text:span><text:span text:style-name="T7">A</text:span><text:span text:style-name="T5"> )</text:span></text:p>
      <text:p text:style-name="P1"/>
      <text:p text:style-name="P1"><text:tab/>Define <text:span text:style-name="T6">A</text:span>[ <text:span text:style-name="T6">i</text:span> ] as the subarray if it's already not.</text:p>
      <text:p text:style-name="P1"/>
      <text:p text:style-name="P1"><text:tab/>Returns <text:span text:style-name="T6">i</text:span><text:span text:style-name="T9">.</text:span></text:p>
      <text:p text:style-name="P1"/>
      <text:p text:style-name="P2"><text:tab/>example:</text:p>
      <text:p text:style-name="P2"/>
      <text:p text:style-name="P2"><text:tab/><text:tab/>zz</text:p>
      <text:p text:style-name="P2"/>
      <text:p text:style-name="P7"/>
      <text:p text:style-name="P6"><text:span text:style-name="T8">del</text:span>::<text:span text:style-name="T8">ia</text:span><text:span text:style-name="T5">( </text:span><text:span text:style-name="T7">i</text:span><text:span text:style-name="T5">, <text:s/></text:span><text:span text:style-name="T7">A</text:span><text:span text:style-name="T5"> )</text:span></text:p>
      <text:p text:style-name="P1"/>
      <text:p text:style-name="P1"><text:soft-page-break/><text:tab/>Delete <text:span text:style-name="T6">A</text:span>[ <text:span text:style-name="T6">i</text:span> ] (if exist)</text:p>
      <text:p text:style-name="P1"/>
      <text:p text:style-name="P1"><text:tab/>Returns <text:span text:style-name="T6">i</text:span><text:span text:style-name="T9">.</text:span></text:p>
      <text:p text:style-name="P1"/>
      <text:p text:style-name="P2"><text:tab/>example:</text:p>
      <text:p text:style-name="P2"/>
      <text:p text:style-name="P2"><text:tab/><text:tab/>zz</text:p>
      <text:p text:style-name="P2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6"><text:span text:style-name="T8">mov</text:span>::<text:span text:style-name="T8">aa</text:span>( <text:span text:style-name="T6">D</text:span>, <text:span text:style-name="T6">S</text:span> )</text:p>
      <text:p text:style-name="P1"/>
      <text:p text:style-name="P1"><text:tab/>Copy all indexes from the source array <text:span text:style-name="T6">S</text:span> to destination array <text:span text:style-name="T6">D</text:span>.</text:p>
      <text:p text:style-name="P1"/>
      <text:p text:style-name="P1"><text:tab/>if parameter <text:span text:style-name="T6">S</text:span> is untyped …</text:p>
      <text:p text:style-name="P1"/>
      <text:p text:style-name="P1"><text:tab/>if <text:span text:style-name="T6">S</text:span> and <text:span text:style-name="T6">D</text:span> is the same array then do nothing.</text:p>
      <text:p text:style-name="P1"/>
      <text:p text:style-name="P1"><text:tab/>Returns null</text:p>
      <text:p text:style-name="P1"/>
      <text:p text:style-name="P2"><text:tab/>example:</text:p>
      <text:p text:style-name="P2"/>
      <text:p text:style-name="P2"><text:tab/><text:tab/>zz</text:p>
      <text:p text:style-name="P2"/>
      <text:p text:style-name="P7"/>
      <text:p text:style-name="P7"/>
      <text:p text:style-name="P6"><text:span text:style-name="T8">def</text:span>::<text:span text:style-name="T8">aa</text:span><text:span text:style-name="T5">( </text:span><text:span text:style-name="T7">D</text:span><text:span text:style-name="T5">, </text:span><text:span text:style-name="T7">S</text:span><text:span text:style-name="T5"> )</text:span></text:p>
      <text:p text:style-name="P1"/>
      <text:p text:style-name="P1"><text:tab/>Clear array D.</text:p>
      <text:p text:style-name="P1"/>
      <text:p text:style-name="P1"><text:tab/>Copy all indexes from the source array <text:span text:style-name="T6">S</text:span> to destination array <text:span text:style-name="T6">D</text:span>.</text:p>
      <text:p text:style-name="P1"/>
      <text:p text:style-name="P1"><text:tab/>if parameter <text:span text:style-name="T6">S</text:span> is untyped ...</text:p>
      <text:p text:style-name="P1"/>
      <text:p text:style-name="P1"><text:tab/>if <text:span text:style-name="T6">S</text:span> and <text:span text:style-name="T6">D</text:span> is the same array then do nothing.</text:p>
      <text:p text:style-name="P2"><text:soft-page-break/><text:span text:style-name="T10"/></text:p>
      <text:p text:style-name="P1"><text:tab/>Returns null</text:p>
      <text:p text:style-name="P2"><text:span text:style-name="T10"/></text:p>
      <text:p text:style-name="P2"><text:tab/>example:</text:p>
      <text:p text:style-name="P2"/>
      <text:p text:style-name="P2"><text:tab/><text:tab/>zz</text:p>
      <text:p text:style-name="P2"/>
      <text:p text:style-name="P1"><text:tab/>def::aa is making/repairing array's snapshot</text:p>
      <text:p text:style-name="P7"/>
      <text:p text:style-name="P7"/>
      <text:p text:style-name="P6"><text:span text:style-name="T8">let</text:span>::<text:span text:style-name="T8">aa</text:span><text:span text:style-name="T5">( </text:span><text:span text:style-name="T7">D</text:span><text:span text:style-name="T5">, </text:span><text:span text:style-name="T7">S</text:span><text:span text:style-name="T5"> )</text:span></text:p>
      <text:p text:style-name="P1"/>
      <text:p text:style-name="P1"><text:tab/>Copy indexes from the source array <text:span text:style-name="T6">S</text:span> to destination array <text:span text:style-name="T6">D</text:span>.</text:p>
      <text:p text:style-name="P1"/>
      <text:p text:style-name="P1"><text:tab/>Indexes of <text:span text:style-name="T6">S</text:span> are will be copied in case if it's not exist in <text:span text:style-name="T6">D</text:span>.</text:p>
      <text:p text:style-name="P1"/>
      <text:p text:style-name="P1"><text:tab/>if parameter <text:span text:style-name="T6">S</text:span> is untyped ...</text:p>
      <text:p text:style-name="P1"/>
      <text:p text:style-name="P1"><text:tab/>if <text:span text:style-name="T6">S</text:span> and <text:span text:style-name="T6">D</text:span> is the same array then do nothing.</text:p>
      <text:p text:style-name="P2"><text:span text:style-name="T10"/></text:p>
      <text:p text:style-name="P1"><text:tab/>Returns null</text:p>
      <text:p text:style-name="P2"><text:span text:style-name="T10"/></text:p>
      <text:p text:style-name="P2"><text:tab/>example:</text:p>
      <text:p text:style-name="P2"/>
      <text:p text:style-name="P2"><text:tab/><text:tab/>zz</text:p>
      <text:p text:style-name="P6"><text:span text:style-name="T8">mov</text:span>::<text:span text:style-name="T8">iav</text:span><text:span text:style-name="T5">( </text:span><text:span text:style-name="T7">i</text:span><text:span text:style-name="T5">, </text:span><text:span text:style-name="T7">A, V</text:span><text:span text:style-name="T5"> )</text:span></text:p>
      <text:p text:style-name="P1"/>
      <text:p text:style-name="P1"><text:tab/>zz</text:p>
      <text:p text:style-name="P1"/>
      <text:p text:style-name="P2"><text:tab/>example:</text:p>
      <text:p text:style-name="P2"/>
      <text:p text:style-name="P2"><text:tab/><text:tab/>zz</text:p>
      <text:p text:style-name="P2"/>
      <text:p text:style-name="P7"><text:tab/><text:span text:style-name="T1">Если параметр </text:span><text:span text:style-name="T6">V</text:span> is untyped <text:span text:style-name="T1">то никаких действий произведено не будет.</text:span></text:p>
      <text:p text:style-name="P7"/>
      <text:p text:style-name="P7"><text:tab/><text:span text:style-name="T1">Если параметр </text:span><text:span text:style-name="T6">V</text:span> —<text:span text:style-name="T1"> массив, то он копируется в </text:span><text:span text:style-name="T6">A</text:span>[ <text:span text:style-name="T6">i</text:span> ] </text:p>
      <text:p text:style-name="P19"/>
      <text:p text:style-name="P7"><text:span text:style-name="T1"><text:tab/></text:span>Returns <text:span text:style-name="T6">i</text:span>.</text:p>
      <text:p text:style-name="P7"/>
      <text:p text:style-name="P6"><text:span text:style-name="T8">def</text:span>::<text:span text:style-name="T8">iav</text:span><text:span text:style-name="T5">( </text:span><text:span text:style-name="T7">i</text:span><text:span text:style-name="T5">, </text:span><text:span text:style-name="T7">A, V</text:span><text:span text:style-name="T5"> )</text:span></text:p>
      <text:p text:style-name="P1"/>
      <text:p text:style-name="P1"><text:tab/>zz</text:p>
      <text:p text:style-name="P1"/>
      <text:p text:style-name="P2"><text:tab/>example:</text:p>
      <text:p text:style-name="P2"/>
      <text:p text:style-name="P2"><text:tab/><text:tab/>zz</text:p>
      <text:p text:style-name="P2"/>
      <text:p text:style-name="P7"><text:tab/><text:span text:style-name="T1">Если параметр </text:span><text:span text:style-name="T6">V</text:span> is untyped <text:span text:style-name="T1">то элемент </text:span><text:span text:style-name="T6">A</text:span>[ <text:span text:style-name="T6">i</text:span> ] <text:span text:style-name="T1">будет удалён.</text:span> </text:p>
      <text:p text:style-name="P7"/>
      <text:p text:style-name="P7"><text:tab/><text:span text:style-name="T1">Если параметр </text:span><text:span text:style-name="T6">V</text:span> —<text:span text:style-name="T1"> массив, то он копируется в </text:span><text:span text:style-name="T6">A</text:span>[ <text:span text:style-name="T6">i</text:span> ] <text:span text:style-name="T1">который предварительно будет </text:span><text:soft-page-break/><text:span text:style-name="T1"><text:tab/>очищен.</text:span></text:p>
      <text:p text:style-name="P19"/>
      <text:p text:style-name="P7"><text:span text:style-name="T1"><text:tab/></text:span>Returns <text:span text:style-name="T6">i</text:span>.</text:p>
      <text:p text:style-name="P7"/>
      <text:p text:style-name="P6"><text:span text:style-name="T8">let</text:span>::<text:span text:style-name="T8">iav</text:span><text:span text:style-name="T5">( </text:span><text:span text:style-name="T7">i</text:span><text:span text:style-name="T5">, </text:span><text:span text:style-name="T7">A, V</text:span><text:span text:style-name="T5"> )</text:span></text:p>
      <text:p text:style-name="P1"/>
      <text:p text:style-name="P1"><text:tab/>zz</text:p>
      <text:p text:style-name="P1"/>
      <text:p text:style-name="P2"><text:tab/>example:</text:p>
      <text:p text:style-name="P2"/>
      <text:p text:style-name="P2"><text:tab/><text:tab/>zz</text:p>
      <text:p text:style-name="P2"/>
      <text:p text:style-name="P7"><text:tab/><text:span text:style-name="T1">Если параметр </text:span><text:span text:style-name="T6">V</text:span> is untyped <text:span text:style-name="T1">то никаких действий произведено не будет.</text:span></text:p>
      <text:p text:style-name="P19"/>
      <text:p text:style-name="P7"><text:span text:style-name="T1"><text:tab/></text:span>Returns <text:span text:style-name="T6">i</text:span>.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6"><text:span text:style-name="T8">mov</text:span>::<text:span text:style-name="T8">iai</text:span>( <text:span text:style-name="T6">d</text:span>, <text:span text:style-name="T6">A</text:span>, <text:span text:style-name="T6">s</text:span> )</text:p>
      <text:p text:style-name="P1"/>
      <text:p text:style-name="P1"><text:tab/>zz</text:p>
      <text:p text:style-name="P1"/>
      <text:p text:style-name="P2"><text:tab/>example:</text:p>
      <text:p text:style-name="P2"/>
      <text:p text:style-name="P2"><text:tab/><text:tab/>zz</text:p>
      <text:p text:style-name="P2"/>
      <text:p text:style-name="P7"><text:tab/><text:tab/>zz</text:p>
      <text:p text:style-name="P7"/>
      <text:p text:style-name="P19"/>
      <text:p text:style-name="P7"><text:span text:style-name="T1"><text:tab/></text:span>Returns <text:span text:style-name="T6">d</text:span>.</text:p>
      <text:p text:style-name="P7"/>
      <text:p text:style-name="P7"/>
      <text:p text:style-name="P6"><text:span text:style-name="T8">def</text:span>::<text:span text:style-name="T8">iai</text:span>( <text:span text:style-name="T6">d</text:span>, <text:span text:style-name="T6">A</text:span>, <text:span text:style-name="T6">s</text:span> )</text:p>
      <text:p text:style-name="P1"><text:soft-page-break/><text:tab/></text:p>
      <text:p text:style-name="P1"><text:tab/>zz</text:p>
      <text:p text:style-name="P1"/>
      <text:p text:style-name="P2"><text:tab/>example:</text:p>
      <text:p text:style-name="P2"/>
      <text:p text:style-name="P2"><text:tab/><text:tab/>zz</text:p>
      <text:p text:style-name="P2"/>
      <text:p text:style-name="P7"><text:tab/><text:tab/>zz</text:p>
      <text:p text:style-name="P19"/>
      <text:p text:style-name="P7"><text:span text:style-name="T1"><text:tab/></text:span>Returns <text:span text:style-name="T6">d</text:span>.</text:p>
      <text:p text:style-name="P7"/>
      <text:p text:style-name="P7"/>
      <text:p text:style-name="P6"><text:span text:style-name="T8">let</text:span>::<text:span text:style-name="T8">iai</text:span><text:span text:style-name="T5">( </text:span><text:span text:style-name="T7">d</text:span><text:span text:style-name="T5">, </text:span><text:span text:style-name="T7">A</text:span><text:span text:style-name="T5">, </text:span><text:span text:style-name="T7">s</text:span><text:span text:style-name="T5"> )</text:span></text:p>
      <text:p text:style-name="P1"/>
      <text:p text:style-name="P1"><text:tab/>zz</text:p>
      <text:p text:style-name="P1"/>
      <text:p text:style-name="P2"><text:tab/>example:</text:p>
      <text:p text:style-name="P2"/>
      <text:p text:style-name="P2"><text:tab/><text:tab/>zz</text:p>
      <text:p text:style-name="P2"/>
      <text:p text:style-name="P7"><text:tab/><text:tab/>zz</text:p>
      <text:p text:style-name="P7"/>
      <text:p text:style-name="P19"/>
      <text:p text:style-name="P7"><text:span text:style-name="T1"><text:tab/></text:span>Returns <text:span text:style-name="T6">d</text:span>.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6"><text:span text:style-name="T8">mov</text:span>::<text:span text:style-name="T8">aia</text:span>( <text:span text:style-name="T6">D, i, S )</text:span></text:p>
      <text:p text:style-name="P1"/>
      <text:p text:style-name="P1"><text:tab/>zz</text:p>
      <text:p text:style-name="P1"/>
      <text:p text:style-name="P2"><text:tab/>example:</text:p>
      <text:p text:style-name="P2"/>
      <text:p text:style-name="P2"><text:tab/><text:tab/>zz</text:p>
      <text:p text:style-name="P2"><text:soft-page-break/></text:p>
      <text:p text:style-name="P7"><text:tab/><text:tab/>zz</text:p>
      <text:p text:style-name="P7"/>
      <text:p text:style-name="P7"><text:span text:style-name="T1"><text:tab/></text:span>Returns <text:span text:style-name="T6">i</text:span>.</text:p>
      <text:p text:style-name="P7"/>
      <text:p text:style-name="P6"><text:span text:style-name="T8">def</text:span>::<text:span text:style-name="T8">aia</text:span><text:span text:style-name="T5">( </text:span><text:span text:style-name="T7">D, i, S )</text:span></text:p>
      <text:p text:style-name="P1"/>
      <text:p text:style-name="P1"><text:tab/>zz</text:p>
      <text:p text:style-name="P1"/>
      <text:p text:style-name="P2"><text:tab/>example:</text:p>
      <text:p text:style-name="P2"/>
      <text:p text:style-name="P2"><text:tab/><text:tab/>zz</text:p>
      <text:p text:style-name="P2"/>
      <text:p text:style-name="P7"><text:tab/><text:tab/>zz</text:p>
      <text:p text:style-name="P7"/>
      <text:p text:style-name="P7"><text:span text:style-name="T1"><text:tab/></text:span>Returns <text:span text:style-name="T6">i</text:span>.</text:p>
      <text:p text:style-name="P7"/>
      <text:p text:style-name="P6"><text:span text:style-name="T8">let</text:span>::<text:span text:style-name="T8">aia</text:span><text:span text:style-name="T5">( </text:span><text:span text:style-name="T7">D, i, S )</text:span></text:p>
      <text:p text:style-name="P1"/>
      <text:p text:style-name="P1"><text:tab/>zz</text:p>
      <text:p text:style-name="P1"/>
      <text:p text:style-name="P2"><text:tab/>example:</text:p>
      <text:p text:style-name="P2"/>
      <text:p text:style-name="P2"><text:tab/><text:tab/>zz</text:p>
      <text:p text:style-name="P2"/>
      <text:p text:style-name="P7"><text:tab/><text:tab/>zz</text:p>
      <text:p text:style-name="P7"/>
      <text:p text:style-name="P7"><text:span text:style-name="T1"><text:tab/></text:span>Returns <text:span text:style-name="T6">i</text:span>.</text:p>
      <text:p text:style-name="P18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6"><text:span text:style-name="T8">mov</text:span>::<text:span text:style-name="T8">iaia</text:span>( <text:span text:style-name="T6">d, D, s, S</text:span> )</text:p>
      <text:p text:style-name="P1"><text:soft-page-break/></text:p>
      <text:p text:style-name="P1"><text:tab/>zz</text:p>
      <text:p text:style-name="P1"/>
      <text:p text:style-name="P2"><text:tab/>example:</text:p>
      <text:p text:style-name="P2"/>
      <text:p text:style-name="P2"><text:tab/><text:tab/>zz</text:p>
      <text:p text:style-name="P2"/>
      <text:p text:style-name="P7"><text:tab/><text:tab/>zz</text:p>
      <text:p text:style-name="P7"/>
      <text:p text:style-name="P7"><text:span text:style-name="T1"><text:tab/></text:span>Returns <text:span text:style-name="T6">d</text:span>.</text:p>
      <text:p text:style-name="P7"><text:span text:style-name="T12"/></text:p>
      <text:p text:style-name="P6"><text:span text:style-name="T8">def</text:span>::<text:span text:style-name="T8">iaia</text:span>( <text:span text:style-name="T6">d, D, s, S</text:span> )</text:p>
      <text:p text:style-name="P1"/>
      <text:p text:style-name="P1"><text:tab/>zz</text:p>
      <text:p text:style-name="P1"/>
      <text:p text:style-name="P2"><text:tab/>example:</text:p>
      <text:p text:style-name="P2"/>
      <text:p text:style-name="P2"><text:tab/><text:tab/>zz</text:p>
      <text:p text:style-name="P2"/>
      <text:p text:style-name="P7"><text:tab/><text:tab/>zz</text:p>
      <text:p text:style-name="P7"/>
      <text:p text:style-name="P7"><text:span text:style-name="T1"><text:tab/></text:span>Returns <text:span text:style-name="T6">d</text:span>.</text:p>
      <text:p text:style-name="P7"><text:span text:style-name="T12"/></text:p>
      <text:p text:style-name="P6"><text:span text:style-name="T8">let</text:span>::<text:span text:style-name="T8">iaia</text:span>( <text:span text:style-name="T6">d, D, s, S</text:span> )</text:p>
      <text:p text:style-name="P1"/>
      <text:p text:style-name="P1"><text:tab/>zz</text:p>
      <text:p text:style-name="P1"/>
      <text:p text:style-name="P2"><text:tab/>example:</text:p>
      <text:p text:style-name="P2"/>
      <text:p text:style-name="P2"><text:tab/><text:tab/>zz</text:p>
      <text:p text:style-name="P2"/>
      <text:p text:style-name="P7"><text:tab/><text:tab/>zz</text:p>
      <text:p text:style-name="P7"/>
      <text:p text:style-name="P7"><text:span text:style-name="T1"><text:tab/></text:span>Returns <text:span text:style-name="T6">d</text:span>.</text:p>
      <text:p text:style-name="P18"><text:span text:style-name="T12"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6"><text:span text:style-name="T8">arr</text:span>::<text:span text:style-name="T8">same</text:span>( <text:span text:style-name="T6">A</text:span>, <text:span text:style-name="T6">B</text:span> )</text:p>
      <text:p text:style-name="P1"/>
      <text:p text:style-name="P1"><text:tab/>Returns true (1) in case if the arrays <text:span text:style-name="T6">A</text:span> and <text:span text:style-name="T6">B</text:span> are the same array. Otherwise returns 0.</text:p>
      <text:p text:style-name="P1"/>
      <text:p text:style-name="P7"/>
      <text:p text:style-name="P7"/>
      <text:p text:style-name="P6"><text:span text:style-name="T8">arr</text:span>::<text:span text:style-name="T8">name</text:span>( <text:span text:style-name="T6">A</text:span> )</text:p>
      <text:p text:style-name="P1"/>
      <text:p text:style-name="P1"><text:tab/>Returns the name of the given global array <text:span text:style-name="T6">A</text:span>.</text:p>
      <text:p text:style-name="P1"/>
      <text:p text:style-name="P1"><text:tab/>If <text:span text:style-name="T6">A</text:span> is not global array then returns null.</text:p>
      <text:p text:style-name="P1"/>
      <text:p text:style-name="P7"/>
      <text:p text:style-name="P7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6"><text:soft-page-break/><text:span text:style-name="T8">dump</text:span>::<text:span text:style-name="T8">a</text:span>( <text:span text:style-name="T6">A</text:span><text:span text:style-name="T9">, </text:span><text:span text:style-name="T6">name</text:span> )</text:p>
      <text:p text:style-name="P1"/>
      <text:p text:style-name="P1"/>
      <text:p text:style-name="P2"><text:tab/>example:</text:p>
      <text:p text:style-name="P2"/>
      <text:p text:style-name="P2"><text:tab/><text:tab/>zz</text:p>
      <text:p text:style-name="P2"/>
      <text:p text:style-name="P7"><text:tab/><text:tab/>zz</text:p>
      <text:p text:style-name="P7"/>
      <text:p text:style-name="P1"><text:tab/>Returns dump of the given array <text:span text:style-name="T6">A</text:span></text:p>
      <text:p text:style-name="P7"/>
      <text:p text:style-name="P7"/>
      <text:p text:style-name="P7"/>
      <text:p text:style-name="P7"/>
      <text:p text:style-name="P7"/>
      <text:p text:style-name="P6"><text:span text:style-name="T8">dump</text:span>::<text:span text:style-name="T8">ab</text:span>( <text:span text:style-name="T6">DSTARR</text:span>, <text:span text:style-name="T6">SRCARR</text:span> )</text:p>
      <text:p text:style-name="P1"/>
      <text:p text:style-name="P1"><text:tab/>zz</text:p>
      <text:p text:style-name="P1"/>
      <text:p text:style-name="P2"><text:tab/>example:</text:p>
      <text:p text:style-name="P2"/>
      <text:p text:style-name="P2"><text:tab/><text:tab/>zz</text:p>
      <text:p text:style-name="P2"/>
      <text:p text:style-name="P7"><text:tab/><text:tab/>zz</text:p>
      <text:p text:style-name="P7"/>
      <text:p text:style-name="P1"><text:tab/>Returns dump of the given arrays <text:span text:style-name="T6">A</text:span><text:span text:style-name="T9"> and </text:span><text:span text:style-name="T6">B</text:span></text:p>
      <text:p text:style-name="P7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5">ARRAY JOINING</text:p>
      <text:p text:style-name="P1"/>
      <text:p text:style-name="P14"><text:tab/><text:span text:style-name="T1">Данная библиотека включает в себя реализацию четырёх операций связанных с <text:tab/>объединением элементов массива</text:span><text:span text:style-name="T3">(</text:span><text:span text:style-name="T1">ов) в строку:</text:span></text:p>
      <text:p text:style-name="P14"/>
      <text:p text:style-name="P21"><text:tab/><text:tab/>RETA<text:tab/><text:tab/><text:span text:style-name="T1">объединение элементов массива</text:span></text:p>
      <text:p text:style-name="P21"><text:span text:style-name="T1"/></text:p>
      <text:p text:style-name="P21"><text:span text:style-name="T1"><text:tab/><text:tab/><text:tab/><text:tab/></text:span>A[a] <text:s/>A[a+=x] <text:s/>A[a+=x]</text:p>
      <text:p text:style-name="P21"/>
      <text:p text:style-name="P21"><text:tab/><text:tab/>RETAS<text:tab/><text:tab/><text:span text:style-name="T1">объединение элементов массива через сепаратор</text:span></text:p>
      <text:p text:style-name="P21"><text:span text:style-name="T1"/></text:p>
      <text:p text:style-name="P21"><text:span text:style-name="T1"><text:tab/><text:tab/></text:span><text:tab/><text:tab/>A[a] <text:s/>sep <text:s/>A[a+=x] <text:s/>sep <text:s/>A[a+=x]</text:p>
      <text:p text:style-name="P21"/>
      <text:p text:style-name="P21"><text:soft-page-break/><text:tab/><text:tab/>RETAB<text:tab/><text:tab/><text:span text:style-name="T1">объединение пар элементов двух массивов</text:span></text:p>
      <text:p text:style-name="P21"><text:span text:style-name="T1"/></text:p>
      <text:p text:style-name="P21"><text:span text:style-name="T1"><text:tab/><text:tab/><text:tab/><text:tab/></text:span>A[a]B[b] <text:s/>A[a+=x]B[b+=y] <text:s/>A[a+=x]B[b+=y]</text:p>
      <text:p text:style-name="P21"/>
      <text:p text:style-name="P21"><text:tab/><text:tab/>RETABS<text:tab/><text:span text:style-name="T1">объединение пар элементов двух массивов через сепаратор</text:span></text:p>
      <text:p text:style-name="P21"><text:span text:style-name="T1"/></text:p>
      <text:p text:style-name="P21"><text:span text:style-name="T1"><text:tab/><text:tab/><text:tab/><text:tab/></text:span>A[a]B[b] <text:s/>sep <text:s/>A[a+=x]B[ b+=y] <text:s/>sep <text:s/>A[a+=x]B[b+=y]</text:p>
      <text:p text:style-name="P14"/>
      <text:p text:style-name="P14"><text:span text:style-name="T1"><text:tab/>В процессе объединения элементов в строку — данные из объединяемых элементов <text:tab/>считываются и копируются в результирующую строку. Это процесс называется </text:span><text:span text:style-name="T3">data pass.</text:span></text:p>
      <text:p text:style-name="P14"/>
      <text:p text:style-name="P14"><text:tab/>data pass —<text:span text:style-name="T1"> это когда некоторые данные считываются и копируются куда-то ещё. Именно <text:tab/>этот процесс и является той самой нагрузкой потребляющий перформанс при джойнинге <text:tab/>элементов массива .</text:span></text:p>
      <text:p text:style-name="P10"/>
      <text:p text:style-name="P14"><text:span text:style-name="T1"><text:tab/>При создании данной библиотеки первичной целью было минимизировать количество <text:tab/></text:span><text:span text:style-name="T3">data pass </text:span><text:span text:style-name="T1">для одних и тех-же данных. Количество необходимых </text:span><text:span text:style-name="T3">data pass </text:span><text:span text:style-name="T1">напрямую <text:tab/>зависит от количества объединяемых индексов.</text:span></text:p>
      <text:p text:style-name="P10"/>
      <text:p text:style-name="P14"><text:span text:style-name="T1"><text:tab/>Ниже приведена таблица информирующая о количестве </text:span><text:span text:style-name="T3">data pass </text:span><text:span text:style-name="T1">для различного <text:tab/>количества объединяемых индексов:</text:span></text:p>
      <text:p text:style-name="P10"/>
      <text:p text:style-name="P14"><text:span text:style-name="T1"><text:tab/><text:tab/></text:span><text:span text:style-name="T3">indexes<text:tab/><text:tab/>data pass</text:span></text:p>
      <text:p text:style-name="P10"/>
      <text:p text:style-name="P14"><text:span text:style-name="T1"><text:tab/><text:tab/>1 .. 64<text:tab/><text:tab/><text:tab/></text:span><text:span text:style-name="T3">1</text:span></text:p>
      <text:p text:style-name="P14"><text:span text:style-name="T1"><text:tab/><text:tab/>6</text:span><text:span text:style-name="T3">5</text:span><text:span text:style-name="T1"> .. </text:span><text:span text:style-name="T3">64K<text:tab/><text:tab/>2</text:span></text:p>
      <text:p text:style-name="P14"><text:span text:style-name="T1"><text:tab/><text:tab/></text:span><text:span text:style-name="T3">64K .. 4M<text:tab/><text:tab/>3</text:span></text:p>
      <text:p text:style-name="P12"><text:tab/><text:tab/>4M .. 256M<text:tab/><text:tab/>4</text:p>
      <text:p text:style-name="P14"><text:span text:style-name="T1"><text:tab/><text:tab/></text:span><text:span text:style-name="T3">256M .. 16G<text:tab/><text:tab/>5</text:span></text:p>
      <text:p text:style-name="P14"/>
      <text:p text:style-name="P14"><text:span text:style-name="T1"><text:tab/></text:span><text:span text:style-name="T3">1 - </text:span><text:span text:style-name="T1">64 </text:span><text:span text:style-name="T3">индексa</text:span><text:span text:style-name="T1"> возвращаются за один </text:span><text:span text:style-name="T3">data pass —</text:span><text:span text:style-name="T1"> т. е. напрямую из исходных массивов</text:span></text:p>
      <text:p text:style-name="P10"/>
      <text:p text:style-name="P14"><text:span text:style-name="T1"><text:tab/>65 </text:span><text:span text:style-name="T3">- </text:span><text:span text:style-name="T1">64</text:span><text:span text:style-name="T3">K </text:span><text:span text:style-name="T1">объединяемых индекса возвращаются за два </text:span><text:span text:style-name="T3">data pass</text:span><text:span text:style-name="T1">:</text:span><text:span text:style-name="T3"> </text:span><text:span text:style-name="T1">данные копируются <text:tab/>из исходных массивов во временный массив и затем возвращаются из него</text:span></text:p>
      <text:p text:style-name="P10"/>
      <text:p text:style-name="P14"><text:span text:style-name="T1"><text:tab/>64</text:span><text:span text:style-name="T3">K - 4M </text:span><text:span text:style-name="T1">индексов возвращаются в 3 </text:span><text:span text:style-name="T3">data pass: </text:span><text:span text:style-name="T1">данные копируются из исходных <text:tab/>массивов во временный массив, временный массив сжимается в 64 раза (</text:span><text:span text:style-name="T3">AIR)</text:span><text:span text:style-name="T1"> и затем <text:tab/>данные из него возвращаются</text:span></text:p>
      <text:p text:style-name="P10"/>
      <text:p text:style-name="P14"><text:span text:style-name="T1"><text:tab/>свыше 4</text:span><text:span text:style-name="T3">M </text:span><text:span text:style-name="T1">и до </text:span><text:span text:style-name="T3">256M объединяемых</text:span><text:span text:style-name="T1"> индексов возвращаются в </text:span><text:span text:style-name="T3">4</text:span><text:span text:style-name="T1"> </text:span><text:span text:style-name="T3">data pass: </text:span><text:span text:style-name="T1">данные <text:tab/>копируются из исходных массивов во временный массив, временный массив дважды <text:tab/>сжимается в 64 раза (</text:span><text:span text:style-name="T3">AIR)</text:span><text:span text:style-name="T1"> и затем данные из него возвращаются</text:span></text:p>
      <text:p text:style-name="P10"/>
      <text:p text:style-name="P14"><text:span text:style-name="T1"><text:tab/>свыше 256</text:span><text:span text:style-name="T3">M </text:span><text:span text:style-name="T1">и до 16</text:span><text:span text:style-name="T3">G (</text:span><text:span text:style-name="T1">миллиардов) индексов потребуют 5 </text:span><text:span text:style-name="T3">data pass: : </text:span><text:span text:style-name="T1">данные <text:tab/>копируются из исходных массивов во временный массив, временный массив трижды <text:tab/><text:tab/>сжимается в 64 раза (</text:span><text:span text:style-name="T3">AIR)</text:span><text:span text:style-name="T1"> и затем данные из него возвращаются</text:span></text:p>
      <text:p text:style-name="P10"/>
      <text:p text:style-name="P14"><text:span text:style-name="T1"><text:tab/>операция </text:span><text:span text:style-name="T3">RETA </text:span><text:span text:style-name="T1">обладает двукратным количеством индексов для каждого </text:span><text:span text:style-name="T3">data pass </text:span><text:span text:style-name="T1">— т.е</text:span></text:p>
      <text:p text:style-name="P14"><text:span text:style-name="T1"><text:tab/>она возвращает до 128 индексов в один </text:span><text:span text:style-name="T3">data pass </text:span><text:span text:style-name="T1">и до 128</text:span><text:span text:style-name="T3">K </text:span><text:span text:style-name="T1">в два </text:span><text:span text:style-name="T3">datapass </text:span><text:span text:style-name="T1">и т.д.</text:span><text:span text:style-name="T3"> </text:span></text:p>
      <text:p text:style-name="P10"/>
      <text:p text:style-name="P12"><text:soft-page-break/></text:p>
      <text:p text:style-name="P12"/>
      <text:p text:style-name="P12"/>
      <text:p text:style-name="P12"><text:tab/><text:span text:style-name="T1">Ниже находится описание программного интерфейса приведён</text:span></text:p>
      <text:p text:style-name="P12"/>
      <text:p text:style-name="P12"><text:tab/><text:span text:style-name="T1">Обратите внимание что все функции (за исключением </text:span>ret::abs() ) - <text:span text:style-name="T1">по сути просто <text:tab/>повторяют друг друга различаясь только в последовательности подаваемых параметров.</text:span></text:p>
      <text:p text:style-name="P12"><text:span text:style-name="T1"/></text:p>
      <text:p text:style-name="P26">СИСТЕМА ОПРЕДЕЛЕНИЯ ПАРАМЕТРОВ ПО УМОЛЧАНИЮ</text:p>
      <text:p text:style-name="P24"/>
      <text:p text:style-name="P1"><text:tab/><text:span text:style-name="T1">стартовый индекс (если равен == «» ) - определяется по формуле:</text:span></text:p>
      <text:p text:style-name="P1"/>
      <text:p text:style-name="P1"><text:tab/><text:tab/>index = ! ( 0 in A )</text:p>
      <text:p text:style-name="P1"/>
      <text:p text:style-name="P1"><text:tab/><text:span text:style-name="T1">стартовый индекс ( </text:span>a / b )<text:span text:style-name="T1"> по-умолчанию будет либо 0 (если элемент 0 представлен в <text:tab/>массиве) либо 1 ( в любом другом случае).</text:span></text:p>
      <text:p text:style-name="P1"/>
      <text:p text:style-name="P1"><text:tab/><text:span text:style-name="T1">шаг массива </text:span>(s/sb) <text:span text:style-name="T1">по умолчанию считается равным: 1</text:span></text:p>
      <text:p text:style-name="P1"><text:span text:style-name="T1"/></text:p>
      <text:p text:style-name="P1"><text:span text:style-name="T1"><text:tab/>количество возвращаемых (пар)элементов по-умолчанию расчитывается таким образом чтобы начиная исходя </text:span></text:p>
      <text:p text:style-name="P1"><text:span text:style-name="T1"/></text:p>
      <text:p text:style-name="P1"><text:span text:style-name="T1"><text:tab/>конечный индекс расчитывается </text:span></text:p>
      <text:p text:style-name="P1"><text:span text:style-name="T1"><text:s/></text:span></text:p>
      <text:p text:style-name="P1"/>
      <text:p text:style-name="P6"><text:span text:style-name="T8">ret</text:span>::<text:span text:style-name="T8">a</text:span>( <text:span text:style-name="T6">A</text:span>, <text:span text:style-name="T6">a, q, sa, B/sep, b, sb </text:span>)</text:p>
      <text:p text:style-name="P1"/>
      <text:p text:style-name="P1"><text:tab/>zz</text:p>
      <text:p text:style-name="P1"/>
      <text:p text:style-name="P2"><text:tab/>example:</text:p>
      <text:p text:style-name="P2"/>
      <text:p text:style-name="P2"><text:tab/><text:tab/>zz</text:p>
      <text:p text:style-name="P2"/>
      <text:p text:style-name="P7"><text:tab/><text:tab/>zz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"/>
      <text:p text:style-name="P6"><text:span text:style-name="T8">ret</text:span>::<text:span text:style-name="T8">ad</text:span>( <text:span text:style-name="T6">DSTARR</text:span>, <text:span text:style-name="T6">SRCARR</text:span> )</text:p>
      <text:p text:style-name="P1"/>
      <text:p text:style-name="P1"><text:tab/>in fact it's the same as <text:span text:style-name="T8">ret</text:span>::<text:span text:style-name="T8">a</text:span>() function but with another input parameter's order</text:p>
      <text:p text:style-name="P1"/>
      <text:p text:style-name="P2"><text:tab/>example:</text:p>
      <text:p text:style-name="P2"/>
      <text:p text:style-name="P2"><text:tab/><text:tab/>zz</text:p>
      <text:p text:style-name="P2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6"><text:span text:style-name="T8">ret</text:span>::<text:span text:style-name="T8">as</text:span>( <text:span text:style-name="T6">DSTARR</text:span>, <text:span text:style-name="T6">SRCARR</text:span> )</text:p>
      <text:p text:style-name="P1"/>
      <text:p text:style-name="P1"><text:tab/>in fact it's the same as <text:span text:style-name="T8">ret</text:span>::<text:span text:style-name="T8">a</text:span>() function but with another input parameter's order</text:p>
      <text:p text:style-name="P1"><text:span text:style-name="T10"/></text:p>
      <text:p text:style-name="P1"><text:tab/>zz</text:p>
      <text:p text:style-name="P1"/>
      <text:p text:style-name="P2"><text:tab/>example:</text:p>
      <text:p text:style-name="P2"/>
      <text:p text:style-name="P2"><text:tab/><text:tab/>zz</text:p>
      <text:p text:style-name="P2"/>
      <text:p text:style-name="P7"><text:tab/><text:tab/>zz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6"><text:span text:style-name="T8">ret</text:span>::<text:span text:style-name="T8">ab</text:span>( <text:span text:style-name="T6">DSTARR</text:span>, <text:span text:style-name="T6">SRCARR</text:span> )</text:p>
      <text:p text:style-name="P1"/>
      <text:p text:style-name="P1"><text:tab/>zz</text:p>
      <text:p text:style-name="P1"/>
      <text:p text:style-name="P2"><text:tab/>example:</text:p>
      <text:p text:style-name="P2"/>
      <text:p text:style-name="P2"><text:tab/><text:tab/>zz</text:p>
      <text:p text:style-name="P2"/>
      <text:p text:style-name="P7"><text:tab/><text:tab/>zz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6"><text:span text:style-name="T8">ret</text:span>::<text:span text:style-name="T8">abs</text:span>( <text:span text:style-name="T6">DSTARR</text:span>, <text:span text:style-name="T6">SRCARR</text:span> )</text:p>
      <text:p text:style-name="P1"/>
      <text:p text:style-name="P1"><text:tab/>zz</text:p>
      <text:p text:style-name="P1"/>
      <text:p text:style-name="P2"><text:tab/>example:</text:p>
      <text:p text:style-name="P2"/>
      <text:p text:style-name="P2"><text:tab/><text:tab/>zz</text:p>
      <text:p text:style-name="P2"/>
      <text:p text:style-name="P7"><text:tab/><text:tab/>zz</text:p>
      <text:p text:style-name="P7"/>
      <text:p text:style-name="P7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igi </meta:initial-creator>
    <meta:creation-date>2024-07-29T23:10:39.47</meta:creation-date>
    <dc:date>2024-10-13T04:34:25.72</dc:date>
    <dc:creator>digi </dc:creator>
    <meta:editing-duration>P6DT5H53M52S</meta:editing-duration>
    <meta:editing-cycles>13</meta:editing-cycles>
    <meta:generator>OpenOffice/4.1.15$Win32 OpenOffice.org_project/4115m2$Build-9813</meta:generator>
    <meta:document-statistic meta:table-count="0" meta:image-count="0" meta:object-count="0" meta:page-count="20" meta:paragraph-count="242" meta:word-count="1198" meta:character-count="6628"/>
  </office:meta>
</office:document-meta>
</file>